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8b8" officeooo:paragraph-rsid="001b48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studio</text:p>
      <text:p text:style-name="P1"/>
      <text:p text:style-name="P1">Listas y tablas</text:p>
      <text:p text:style-name="P1">presentacion de oo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59:15.597425294</meta:creation-date>
    <dc:date>2025-09-26T12:50:18.518248064</dc:date>
    <meta:editing-duration>PT1H40M51S</meta:editing-duration>
    <meta:editing-cycles>1</meta:editing-cycles>
    <meta:document-statistic meta:table-count="0" meta:image-count="0" meta:object-count="0" meta:page-count="1" meta:paragraph-count="3" meta:word-count="8" meta:character-count="48" meta:non-whitespace-character-count="43"/>
    <meta:generator>LibreOffice/24.2.7.2$Linux_X86_64 LibreOffice_project/420$Build-2</meta:generator>
  </office:meta>
</office:document-meta>
</file>